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7b32" officeooo:paragraph-rsid="00177b32"/>
    </style:style>
    <style:style style:name="P2" style:family="paragraph" style:parent-style-name="Standard">
      <style:text-properties fo:font-size="8pt" officeooo:rsid="00177b32" officeooo:paragraph-rsid="00177b32" style:font-size-asian="8pt" style:font-size-complex="8pt"/>
    </style:style>
    <style:style style:name="P3" style:family="paragraph" style:parent-style-name="Standard">
      <style:text-properties officeooo:rsid="00190ff8" officeooo:paragraph-rsid="00190ff8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77b32" style:font-size-asian="8pt" style:font-size-complex="8pt"/>
    </style:style>
    <style:style style:name="T3" style:family="text">
      <style:text-properties officeooo:rsid="00182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bD</text:p>
      <text:p text:style-name="P1"/>
      <text:p text:style-name="P1">Final Report</text:p>
      <text:p text:style-name="P1"/>
      <text:p text:style-name="P1"/>
      <text:p text:style-name="P1"/>
      <text:p text:style-name="P1"/>
      <text:p text:style-name="P1">References:</text:p>
      <text:p text:style-name="P3"><text:span text:style-name="T1"/></text:p>
      <text:p text:style-name="P3"><text:span text:style-name="T1">[1] Detailed KATLAS raw logbook </text:span><text:a xlink:type="simple" xlink:href="https://github.com/root1m3/morello/blob/main/logbook" text:style-name="Internet_20_link" text:visited-style-name="Visited_20_Internet_20_Link"><text:span text:style-name="T2">https://github.com/root1m3/morello/blob/main/logbook</text:span></text:a></text:p>
      <text:p text:style-name="P1"><text:a xlink:type="simple" xlink:href="https://git.morello-project.org/morello/android/vendor/arm/morello-examples/-/blob/633465072c41dea28cf085cf40da41381bbef587/compartment-demo/cheribsd_make.sh" text:style-name="Internet_20_link" text:visited-style-name="Visited_20_Internet_20_Link"><text:span text:style-name="T1">https://git.morello-project.org/morello/android/vendor/arm/morello-examples/-/blob/633465072c41dea28cf085cf40da41381bbef587/compartment-demo/cheribsd_make.sh</text:span></text:a></text:p>
      <text:p text:style-name="P1"><text:span text:style-name="T1">Compiler explorer morello - </text:span><text:a xlink:type="simple" xlink:href="https://cheri-compiler-explorer.cl.cam.ac.uk/z/xoerWP" text:style-name="Internet_20_link" text:visited-style-name="Visited_20_Internet_20_Link"><text:span text:style-name="T1">https://cheri-compiler-explorer.cl.cam.ac.uk/z/xoerWP</text:span></text:a></text:p>
      <text:p text:style-name="P1"><text:a xlink:type="simple" xlink:href="https://github.com/capablevms/CHERI-ELF-comp" text:style-name="Internet_20_link" text:visited-style-name="Visited_20_Internet_20_Link"><text:span text:style-name="T1">https://github.com/capablevms/CHERI-ELF-comp</text:span></text:a></text:p>
      <text:p text:style-name="P1"><text:a xlink:type="simple" xlink:href="https://developer.arm.com/documentation/den0132/0100/Overview/ObjectType-and-Sealing-capabilities?lang=en" text:style-name="Internet_20_link" text:visited-style-name="Visited_20_Internet_20_Link"><text:span text:style-name="T1">https://developer.arm.com/documentation/den0132/0100/Overview/ObjectType-and-Sealing-capabilities?lang=en</text:span></text:a></text:p>
      <text:p text:style-name="P1"><text:a xlink:type="simple" xlink:href="https://developer.arm.com/documentation/den0132/0100/Overview/Capability-structure?lang=en" text:style-name="Internet_20_link" text:visited-style-name="Visited_20_Internet_20_Link"><text:span text:style-name="T1">https://developer.arm.com/documentation/den0132/0100/Overview/Capability-structure?lang=en</text:span></text:a></text:p>
      <text:p text:style-name="P1"><text:a xlink:type="simple" xlink:href="https://www.cl.cam.ac.uk/research/security/ctsrd/pdfs/2019tc-cheri-concentrate.pdf" text:style-name="Internet_20_link" text:visited-style-name="Visited_20_Internet_20_Link"><text:span text:style-name="T1">https://www.cl.cam.ac.uk/research/security/ctsrd/pdfs/2019tc-cheri-concentrate.pdf</text:span></text:a></text:p>
      <text:p text:style-name="P1"><text:a xlink:type="simple" xlink:href="https://www.cl.cam.ac.uk/research/security/ctsrd/" text:style-name="Internet_20_link" text:visited-style-name="Visited_20_Internet_20_Link"><text:span text:style-name="T1">https://www.cl.cam.ac.uk/research/security/ctsrd/</text:span></text:a></text:p>
      <text:p text:style-name="P1"><text:a xlink:type="simple" xlink:href="https://git.morello-project.org/" text:style-name="Internet_20_link" text:visited-style-name="Visited_20_Internet_20_Link"><text:span text:style-name="T1">https://git.morello-project.org</text:span></text:a></text:p>
      <text:p text:style-name="P2"><text:a xlink:type="simple" xlink:href="https://github.com/CTSRD-CHERI" text:style-name="Internet_20_link" text:visited-style-name="Visited_20_Internet_20_Link">https://github.com/CTSRD-CHERI</text:a></text:p>
      <text:p text:style-name="P2"><text:a xlink:type="simple" xlink:href="https://github.com/CTSRD-CHERI/cheri-c-programming/releases/tag/UCAM-CL-TR-947" text:style-name="Internet_20_link" text:visited-style-name="Visited_20_Internet_20_Link">https://github.com/CTSRD-CHERI/cheri-c-programming/releases/tag/UCAM-CL-TR-947</text:a></text:p>
      <text:p text:style-name="P2"><text:a xlink:type="simple" xlink:href="https://www.cl.cam.ac.uk/research/security/ctsrd/pdfs/20151207-law2015-cheri-arch-release.pdf" text:style-name="Internet_20_link" text:visited-style-name="Visited_20_Internet_20_Link">https://www.cl.cam.ac.uk/research/security/ctsrd/pdfs/20151207-law2015-cheri-arch-release.pdf</text:a></text:p>
      <text:p text:style-name="P2"><text:a xlink:type="simple" xlink:href="https://git.morello-project.org/morello/android/vendor/arm/morello-examples/-/tree/morello/mainline/compartment-demo" text:style-name="Internet_20_link" text:visited-style-name="Visited_20_Internet_20_Link">https://git.morello-project.org/morello/android/vendor/arm/morello-examples/-/tree/morello/mainline/compartment-demo</text:a></text:p>
      <text:p text:style-name="P2"><text:a xlink:type="simple" xlink:href="https://www.cl.cam.ac.uk/techreports/UCAM-CL-TR-887.pdf" text:style-name="Internet_20_link" text:visited-style-name="Visited_20_Internet_20_Link">https://www.cl.cam.ac.uk/techreports/UCAM-CL-TR-887.pdf</text:a></text:p>
      <text:p text:style-name="P2"><text:a xlink:type="simple" xlink:href="https://git.morello-project.org/morello/android/vendor/arm/morello-examples.git" text:style-name="Internet_20_link" text:visited-style-name="Visited_20_Internet_20_Link">https://git.morello-project.org/morello/android/vendor/arm/morello-examples.git</text:a></text:p>
      <text:p text:style-name="P2"><text:a xlink:type="simple" xlink:href="https://soft-dev.org/events/cheritech22" text:style-name="Internet_20_link" text:visited-style-name="Visited_20_Internet_20_Link">https://soft-dev.org/events/cheritech22</text:a></text:p>
      <text:p text:style-name="P2">Enclaves - Jennifer Jackson <text:a xlink:type="simple" xlink:href="https://soft-dev.org/events/cheritech22/slides/Jackson.pdf" text:style-name="Internet_20_link" text:visited-style-name="Visited_20_Internet_20_Link">https://soft-dev.org/events/cheritech22/slides/Jackson.pdf</text:a></text:p>
      <text:p text:style-name="P2">Morello ASM <text:a xlink:type="simple" xlink:href="https://developer.arm.com/documentation/ddi0606/latest" text:style-name="Internet_20_link" text:visited-style-name="Visited_20_Internet_20_Link">https://developer.arm.com/documentation/ddi0606/latest</text:a></text:p>
      <text:p text:style-name="P2">ARM glossary of acronyms: <text:a xlink:type="simple" xlink:href="https://developer.arm.com/documentation/105565/0100" text:style-name="Internet_20_link" text:visited-style-name="Visited_20_Internet_20_Link">https://developer.arm.com/documentation/105565/0100</text:a></text:p>
      <text:p text:style-name="P2"><text:a xlink:type="simple" xlink:href="http://www.ethernut.de/en/documents/arm-inline-asm.html" text:style-name="Internet_20_link" text:visited-style-name="Visited_20_Internet_20_Link">http://www.ethernut.de/en/documents/arm-inline-asm.html</text:a></text:p>
      <text:p text:style-name="P2"><text:a xlink:type="simple" xlink:href="https://developer.arm.com/documentation/dui0068/b/ARM-Instruction-Reference" text:style-name="Internet_20_link" text:visited-style-name="Visited_20_Internet_20_Link">https://developer.arm.com/documentation/dui0068/b/ARM-Instruction-Reference</text:a></text:p>
      <text:p text:style-name="P2"><text:a xlink:type="simple" xlink:href="https://sourceware.org/binutils/docs/as/ARM-Directives.html" text:style-name="Internet_20_link" text:visited-style-name="Visited_20_Internet_20_Link">https://sourceware.org/binutils/docs/as/ARM-Directives.html</text:a></text:p>
      <text:p text:style-name="P2">CompartOS: CHERI Compartmentalization for Embedded Systems <text:a xlink:type="simple" xlink:href="https://arxiv.org/pdf/2206.02852.pdf" text:style-name="Internet_20_link" text:visited-style-name="Visited_20_Internet_20_Link">https://arxiv.org/pdf/2206.02852.pdf</text:a></text:p>
      <text:p text:style-name="P2"><text:a xlink:type="simple" xlink:href="https://github.com/CTSRD-CHERI/cherios" text:style-name="Internet_20_link" text:visited-style-name="Visited_20_Internet_20_Link">https://github.com/CTSRD-CHERI/cherios</text:a></text:p>
      <text:p text:style-name="P2"><text:a xlink:type="simple" xlink:href="https://accu.org/journals/overload/13/68/goodliffe_281/" text:style-name="Internet_20_link" text:visited-style-name="Visited_20_Internet_20_Link">https://accu.org/journals/overload/13/68/goodliffe_281/</text:a></text:p>
      <text:p text:style-name="P2"><text:a xlink:type="simple" xlink:href="https://developer.arm.com/documentation/100067/0612/armclang-Integrated-Assembler/Syntax-of-assembly-files-for-integrated-assembler?lang=en" text:style-name="Internet_20_link" text:visited-style-name="Visited_20_Internet_20_Link">https://developer.arm.com/documentation/100067/0612/armclang-Integrated-Assembler/Syntax-of-assembly-files-for-integrated-assembler?lang=en</text:a></text:p>
      <text:p text:style-name="P2"><text:a xlink:type="simple" xlink:href="https://blog.acolyer.org/2019/05/28/cheri-abi/" text:style-name="Internet_20_link" text:visited-style-name="Visited_20_Internet_20_Link">https://blog.acolyer.org/2019/05/28/cheri-abi/</text:a></text:p>
      <text:p text:style-name="P2">Data Compartmentalization using CHERI Hybrid <text:a xlink:type="simple" xlink:href="https://soft-dev.org/events/cheritech22/slides/Lascu.pdf" text:style-name="Internet_20_link" text:visited-style-name="Visited_20_Internet_20_Link">https://soft-dev.org/events/cheritech22/slides/Lascu.pdf</text:a></text:p>
      <text:p text:style-name="P2"><text:a xlink:type="simple" xlink:href="https://github.com/capablevms/CHERI-ELF-comp" text:style-name="Internet_20_link" text:visited-style-name="Visited_20_Internet_20_Link">https://github.com/capablevms/CHERI-ELF-comp</text:a></text:p>
      <text:p text:style-name="P2"><text:a xlink:type="simple" xlink:href="https://www.morello-project.org/capinfo" text:style-name="Internet_20_link" text:visited-style-name="Visited_20_Internet_20_Link">https://www.morello-project.org/capinfo</text:a></text:p>
      <text:p text:style-name="P2">ARM Assembly Instructions: <text:a xlink:type="simple" xlink:href="https://developer.arm.com/documentation/dui0552/a/the-cortex-m3-instruction-set/instruction-set-summary" text:style-name="Internet_20_link" text:visited-style-name="Visited_20_Internet_20_Link">https://developer.arm.com/documentation/dui0552/a/the-cortex-m3-instruction-set/instruction-set-summary</text:a></text:p>
      <text:p text:style-name="P2"><text:a xlink:type="simple" xlink:href="https://www.morello-project.org/resources/cheriseed-port-effortlessly-to-cheri/" text:style-name="Internet_20_link" text:visited-style-name="Visited_20_Internet_20_Link">https://www.morello-project.org/resources/cheriseed-port-effortlessly-to-cheri/</text:a></text:p>
      <text:p text:style-name="P2"><text:a xlink:type="simple" xlink:href="https://git.morello-project.org/morello/musl-libc/-/tree/cheriseed" text:style-name="Internet_20_link" text:visited-style-name="Visited_20_Internet_20_Link">https://git.morello-project.org/morello/musl-libc/-/tree/cheriseed</text:a></text:p>
      <text:p text:style-name="P2"><text:a xlink:type="simple" xlink:href="https://git.morello-project.org/morello/musl-libc/-/blob/morello/master/src/malloc/lite_malloc.c" text:style-name="Internet_20_link" text:visited-style-name="Visited_20_Internet_20_Link">https://git.morello-project.org/morello/musl-libc/-/blob/morello/master/src/malloc/lite_malloc.c</text:a></text:p>
      <text:p text:style-name="P2">Arm C Language Extensions <text:a xlink:type="simple" xlink:href="https://developer.arm.com/documentation/101028/latest" text:style-name="Internet_20_link" text:visited-style-name="Visited_20_Internet_20_Link">https://developer.arm.com/documentation/101028/latest</text:a></text:p>
      <text:p text:style-name="P2"><text:a xlink:type="simple" xlink:href="https://cnlelema.github.io/memo/en/cheri/cheri-domain/cheri-seal/" text:style-name="Internet_20_link" text:visited-style-name="Visited_20_Internet_20_Link">https://cnlelema.github.io/memo/en/cheri/cheri-domain/cheri-seal/</text:a></text:p>
      <text:p text:style-name="P2"><text:a xlink:type="simple" xlink:href="https://github.com/CTSRD-CHERI/cheri-exercises/tree/master/src/exercises/cheriabi" text:style-name="Internet_20_link" text:visited-style-name="Visited_20_Internet_20_Link">https://github.com/CTSRD-CHERI/cheri-exercises/tree/master/src/exercises/cheriabi</text:a></text:p>
      <text:p text:style-name="P2"><text:a xlink:type="simple" xlink:href="https://github.com/CTSRD-CHERI/llvm-project.git" text:style-name="Internet_20_link" text:visited-style-name="Visited_20_Internet_20_Link">https://github.com/CTSRD-CHERI/llvm-project.git</text:a></text:p>
      <text:p text:style-name="P2"><text:a xlink:type="simple" xlink:href="https://www.cl.cam.ac.uk/~pes20/morello-proofs-esop2022.pdf" text:style-name="Internet_20_link" text:visited-style-name="Visited_20_Internet_20_Link">https://www.cl.cam.ac.uk/~pes20/morello-proofs-esop2022.pdf</text:a></text:p>
      <text:p text:style-name="P2"><text:a xlink:type="simple" xlink:href="https://github.com/CTSRD-CHERI/cheri-c-programming/releases/tag/draft-20230201-e31e62bb3d34658e1adcfd0854de52a8cdc18a35" text:style-name="Internet_20_link" text:visited-style-name="Visited_20_Internet_20_Link">https://github.com/CTSRD-CHERI/cheri-c-programming/releases/tag/draft-20230201-e31e62bb3d34658e1adcfd0854de52a8cdc18a35</text:a></text:p>
      <text:p text:style-name="P2"><text:a xlink:type="simple" xlink:href="https://developer.arm.com/documentation/den0133/0100/Morello-prototype-architecture/Pointers-and-capabilities" text:style-name="Internet_20_link" text:visited-style-name="Visited_20_Internet_20_Link">https://developer.arm.com/documentation/den0133/0100/Morello-prototype-architecture/Pointers-and-capabilities</text:a></text:p>
      <text:p text:style-name="P2">Arm® Architecture Reference Manual Supplement Morello for A-profile Architecture <text:a xlink:type="simple" xlink:href="https://developer.arm.com/documentation/ddi0606/latest" text:style-name="Internet_20_link" text:visited-style-name="Visited_20_Internet_20_Link">https://developer.arm.com/documentation/ddi0606/latest</text:a></text:p>
      <text:p text:style-name="P2"><text:a xlink:type="simple" xlink:href="https://www.cl.cam.ac.uk/techreports/UCAM-CL-TR-951.pdf" text:style-name="Internet_20_link" text:visited-style-name="Visited_20_Internet_20_Link">https://www.cl.cam.ac.uk/techreports/UCAM-CL-TR-951.pdf</text:a></text:p>
      <text:p text:style-name="P2"><text:a xlink:type="simple" xlink:href="https://www.cl.cam.ac.uk/techreports/UCAM-CL-TR-976.pdf" text:style-name="Internet_20_link" text:visited-style-name="Visited_20_Internet_20_Link">https://www.cl.cam.ac.uk/techreports/UCAM-CL-TR-976.pdf</text:a></text:p>
      <text:p text:style-name="P2">CHERI: A Hybrid Capability-System Architecture for Scalable Software Compartmentalization <text:a xlink:type="simple" xlink:href="https://ieeexplore.ieee.org/stamp/stamp.jsp?tp=&amp;arnumber=7163016" text:style-name="Internet_20_link" text:visited-style-name="Visited_20_Internet_20_Link">https://ieeexplore.ieee.org/stamp/stamp.jsp?tp=&amp;arnumber=7163016</text:a></text:p>
      <text:p text:style-name="P2"><text:a xlink:type="simple" xlink:href="https://www.realtek.com/en/component/zoo/category/network-interface-controllers-10-100-1000m-gigabit-ethernet-pci-express-software" text:style-name="Internet_20_link" text:visited-style-name="Visited_20_Internet_20_Link">https://www.realtek.com/en/component/zoo/category/network-interface-controllers-10-100-1000m-gigabit-ethernet-pci-express-software</text:a></text:p>
      <text:p text:style-name="P2"><text:a xlink:type="simple" xlink:href="https://github.com/root1m3/morello.git" text:style-name="Internet_20_link" text:visited-style-name="Visited_20_Internet_20_Link">https://github.com/root1m3/morello.git</text:a></text:p>
      <text:p text:style-name="P2"><text:a xlink:type="simple" xlink:href="https://www.realtek.com/en/component/zoo/category/network-interface-controllers-10-100-1000m-gigabit-ethernet-pci-express-software" text:style-name="Internet_20_link" text:visited-style-name="Visited_20_Internet_20_Link">https://www.realtek.com/en/component/zoo/category/network-interface-controllers-10-100-1000m-gigabit-ethernet-pci-express-software</text:a></text:p>
      <text:p text:style-name="P2"><text:a xlink:type="simple" xlink:href="https://docs.freebsd.org/doc/5.3-RELEASE/usr/share/doc/handbook/config-network-setup.html" text:style-name="Internet_20_link" text:visited-style-name="Visited_20_Internet_20_Link">https://docs.freebsd.org/doc/5.3-RELEASE/usr/share/doc/handbook/config-network-setup.html</text:a></text:p>
      <text:p text:style-name="P2"><text:a xlink:type="simple" xlink:href="https://download.cheribsd.org/releases/arm64/aarch64c/22.12/cheribsd-memstick-arm64-aarch64c-22.12.img.xz" text:style-name="Internet_20_link" text:visited-style-name="Visited_20_Internet_20_Link">https://download.cheribsd.org/releases/arm64/aarch64c/22.12/cheribsd-memstick-arm64-aarch64c-22.12.img.xz</text:a></text:p>
      <text:p text:style-name="P2"><text:a xlink:type="simple" xlink:href="https://download.cheribsd.org/releases/arm64/aarch64c" text:style-name="Internet_20_link" text:visited-style-name="Visited_20_Internet_20_Link">https://download.cheribsd.org/releases/arm64/aarch64c</text:a></text:p>
      <text:p text:style-name="P2"><text:a xlink:type="simple" xlink:href="https://github.com/GobySoft/dccl/issues/43" text:style-name="Internet_20_link" text:visited-style-name="Visited_20_Internet_20_Link">https://github.com/GobySoft/dccl/issues/43</text:a></text:p>
      <text:p text:style-name="P2"><text:a xlink:type="simple" xlink:href="https://github.com/bitcoin-core/secp256k1.git" text:style-name="Internet_20_link" text:visited-style-name="Visited_20_Internet_20_Link">https://github.com/bitcoin-core/secp256k1.git</text:a></text:p>
      <text:p text:style-name="P2"><text:a xlink:type="simple" xlink:href="https://ctsrd-cheri.github.io/cheribsd-getting-started/helloworld/index.html" text:style-name="Internet_20_link" text:visited-style-name="Visited_20_Internet_20_Link">https://ctsrd-cheri.github.io/cheribsd-getting-started/helloworld/index.html</text:a></text:p>
      <text:p text:style-name="P2"><text:a xlink:type="simple" xlink:href="https://www.cheribsd.org/" text:style-name="Internet_20_link" text:visited-style-name="Visited_20_Internet_20_Link">https://www.cheribsd.org/</text:a></text:p>
      <text:p text:style-name="P2"><text:a xlink:type="simple" xlink:href="https://www.cl.cam.ac.uk/research/security/ctsrd/cheri/cheri-lists.html" text:style-name="Internet_20_link" text:visited-style-name="Visited_20_Internet_20_Link">https://www.cl.cam.ac.uk/research/security/ctsrd/cheri/cheri-lists.html</text:a></text:p>
      <text:p text:style-name="P2"><text:a xlink:type="simple" xlink:href="https://www.cl.cam.ac.uk/research/security/ctsrd/cheri/cheri-slack.html" text:style-name="Internet_20_link" text:visited-style-name="Visited_20_Internet_20_Link">https://www.cl.cam.ac.uk/research/security/ctsrd/cheri/cheri-slack.html</text:a></text:p>
      <text:p text:style-name="P2"><text:a xlink:type="simple" xlink:href="https://github.com/CTSRD-CHERI/cheribsd/" text:style-name="Internet_20_link" text:visited-style-name="Visited_20_Internet_20_Link">https://github.com/CTSRD-CHERI/cheribsd/</text:a></text:p>
      <text:p text:style-name="P2"><text:a xlink:type="simple" xlink:href="https://cheri-cpu.org/" text:style-name="Internet_20_link" text:visited-style-name="Visited_20_Internet_20_Link">https://cheri-cpu.org/</text:a></text:p>
      <text:p text:style-name="P2"><text:a xlink:type="simple" xlink:href="https://git.morello-project.org/morello/docs/-/blob/morello/mainline/user-guide.rst#id6" text:style-name="Internet_20_link" text:visited-style-name="Visited_20_Internet_20_Link">https://git.morello-project.org/morello/docs/-/blob/morello/mainline/user-guide.rst#id6</text:a></text:p>
      <text:p text:style-name="P2"><text:a xlink:type="simple" xlink:href="https://git.morello-project.org/morello/docs/-/blob/morello/mainline/user-guide.rst#ubuntu-distribution" text:style-name="Internet_20_link" text:visited-style-name="Visited_20_Internet_20_Link">https://git.morello-project.org/morello/docs/-/blob/morello/mainline/user-guide.rst#ubuntu-distribution</text:a></text:p>
      <text:p text:style-name="P2"><text:a xlink:type="simple" xlink:href="https://download.cheribsd.org/releases/arm64/aarch64c/22.05p1/cheribsd-memstick-arm64-aarch64c-22.05p1.img.xz" text:style-name="Internet_20_link" text:visited-style-name="Visited_20_Internet_20_Link">https://download.cheribsd.org/releases/arm64/aarch64c/22.05p1/cheribsd-memstick-arm64-aarch64c-22.05p1.img.xz</text:a></text:p>
      <text:p text:style-name="P2"><text:a xlink:type="simple" xlink:href="https://github.com/root1m3/morello" text:style-name="Internet_20_link" text:visited-style-name="Visited_20_Internet_20_Link">https://github.com/root1m3/morello</text:a><text:line-break/><text:a xlink:type="simple" xlink:href="https://oxon.tech/2021/05/04/dsbd-getting-started/" text:style-name="Internet_20_link" text:visited-style-name="Visited_20_Internet_20_Link">https://oxon.tech/2021/05/04/dsbd-getting-started/</text:a></text:p>
      <text:p text:style-name="P2"><text:soft-page-break/><text:a xlink:type="simple" xlink:href="https://github.com/CTSRD-CHERI/cheribuild.git" text:style-name="Internet_20_link" text:visited-style-name="Visited_20_Internet_20_Link">https://github.com/CTSRD-CHERI/cheribuild.git</text:a></text:p>
      <text:p text:style-name="P2"><text:a xlink:type="simple" xlink:href="https://ctsrd-cheri.github.io/cheribsd-getting-started/morello/index.html" text:style-name="Internet_20_link" text:visited-style-name="Visited_20_Internet_20_Link">https://ctsrd-cheri.github.io/cheribsd-getting-started/morello/index.html</text:a></text:p>
      <text:p text:style-name="P2"><text:a xlink:type="simple" xlink:href="https://ctsrd-cheri.github.io/cheribsd-getting-started/morello-install/index.html" text:style-name="Internet_20_link" text:visited-style-name="Visited_20_Internet_20_Link">https://ctsrd-cheri.github.io/cheribsd-getting-started/morello-install/index.html</text:a></text:p>
      <text:p text:style-name="P2"><text:a xlink:type="simple" xlink:href="https://www.cl.cam.ac.uk/research/security/ctsrd/cheri/cheribsd.html" text:style-name="Internet_20_link" text:visited-style-name="Visited_20_Internet_20_Link">https://www.cl.cam.ac.uk/research/security/ctsrd/cheri/cheribsd.html</text:a></text:p>
      <text:p text:style-name="P2"><text:a xlink:type="simple" xlink:href="https://ctsrd-cheri.github.io/cheribsd-getting-started/morello-firmware/index.html" text:style-name="Internet_20_link" text:visited-style-name="Visited_20_Internet_20_Link">https://ctsrd-cheri.github.io/cheribsd-getting-started/morello-firmware/index.html</text:a></text:p>
      <text:p text:style-name="P2"><text:a xlink:type="simple" xlink:href="https://git.morello-project.org/morello/board-firmware.git" text:style-name="Internet_20_link" text:visited-style-name="Visited_20_Internet_20_Link">https://git.morello-project.org/morello/board-firmware.git</text:a></text:p>
      <text:p text:style-name="P2"><text:a xlink:type="simple" xlink:href="https://ctsrd-cheri.github.io/cheribsd-getting-started/morello-install/index.html" text:style-name="Internet_20_link" text:visited-style-name="Visited_20_Internet_20_Link">https://ctsrd-cheri.github.io/cheribsd-getting-started/morello-install/index.html</text:a></text:p>
      <text:p text:style-name="P2">Install C<text:span text:style-name="T3">heri</text:span>BSD OS: <text:a xlink:type="simple" xlink:href="https://ctsrd-cheri.github.io/cheribsd-getting-started/cover/index.html" text:style-name="Internet_20_link" text:visited-style-name="Visited_20_Internet_20_Link">https://ctsrd-cheri.github.io/cheribsd-getting-started/cover/index.html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1:00:04.406756396</meta:creation-date>
    <dc:date>2023-02-12T11:38:49.363518548</dc:date>
    <meta:editing-duration>PT14M23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2" meta:paragraph-count="74" meta:word-count="134" meta:character-count="5445" meta:non-whitespace-character-count="5385"/>
  </office:meta>
</office:document-meta>
</file>